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000000" officeooo:rsid="0013fc98" officeooo:paragraph-rsid="0013fc98"/>
    </style:style>
    <style:style style:name="P2" style:family="paragraph" style:parent-style-name="Standard">
      <style:paragraph-properties fo:text-align="justify" style:justify-single-word="false"/>
      <style:text-properties officeooo:rsid="000b72e3" officeooo:paragraph-rsid="000b72e3"/>
    </style:style>
    <style:style style:name="P3" style:family="paragraph" style:parent-style-name="Standard">
      <style:paragraph-properties fo:text-align="justify" style:justify-single-word="false"/>
      <style:text-properties officeooo:rsid="000141cf" officeooo:paragraph-rsid="000141cf"/>
    </style:style>
    <style:style style:name="P4" style:family="paragraph" style:parent-style-name="Standard">
      <style:paragraph-properties fo:text-align="justify" style:justify-single-word="false"/>
      <style:text-properties officeooo:rsid="00109c4c" officeooo:paragraph-rsid="00109c4c"/>
    </style:style>
    <style:style style:name="P5" style:family="paragraph" style:parent-style-name="Standard">
      <style:paragraph-properties fo:text-align="justify" style:justify-single-word="false"/>
      <style:text-properties officeooo:rsid="00119194" officeooo:paragraph-rsid="00119194"/>
    </style:style>
    <style:style style:name="P6" style:family="paragraph" style:parent-style-name="Standard">
      <style:paragraph-properties fo:text-align="justify" style:justify-single-word="false"/>
      <style:text-properties officeooo:rsid="000286b4" officeooo:paragraph-rsid="000286b4"/>
    </style:style>
    <style:style style:name="P7" style:family="paragraph" style:parent-style-name="Standard">
      <style:paragraph-properties fo:text-align="justify" style:justify-single-word="false"/>
      <style:text-properties officeooo:rsid="000286b4" officeooo:paragraph-rsid="0011e847"/>
    </style:style>
    <style:style style:name="P8" style:family="paragraph" style:parent-style-name="Standard">
      <style:paragraph-properties fo:text-align="center" style:justify-single-word="false">
        <style:tab-stops>
          <style:tab-stop style:position="3.731cm"/>
        </style:tab-stops>
      </style:paragraph-properties>
      <style:text-properties fo:font-size="14pt" officeooo:rsid="000141cf" officeooo:paragraph-rsid="000141cf" fo:background-color="#9999ff" style:font-size-asian="14pt" style:font-size-complex="14pt"/>
    </style:style>
    <style:style style:name="P9" style:family="paragraph" style:parent-style-name="Standard">
      <style:paragraph-properties fo:text-align="justify" style:justify-single-word="false"/>
      <style:text-properties officeooo:rsid="000b72e3" officeooo:paragraph-rsid="000b72e3" fo:background-color="#9999ff"/>
    </style:style>
    <style:style style:name="P10" style:family="paragraph" style:parent-style-name="Standard">
      <style:paragraph-properties fo:text-align="justify" style:justify-single-word="false"/>
      <style:text-properties officeooo:paragraph-rsid="00065285"/>
    </style:style>
    <style:style style:name="P11" style:family="paragraph" style:parent-style-name="Standard">
      <style:paragraph-properties fo:text-align="justify" style:justify-single-word="false"/>
      <style:text-properties officeooo:rsid="001297c8" officeooo:paragraph-rsid="001297c8"/>
    </style:style>
    <style:style style:name="P12" style:family="paragraph" style:parent-style-name="Standard" style:list-style-name="L1">
      <style:paragraph-properties fo:text-align="justify" style:justify-single-word="false"/>
      <style:text-properties officeooo:rsid="001283a4" officeooo:paragraph-rsid="001283a4"/>
    </style:style>
    <style:style style:name="P13" style:family="paragraph" style:parent-style-name="Standard" style:list-style-name="L2">
      <style:paragraph-properties fo:text-align="justify" style:justify-single-word="false"/>
      <style:text-properties officeooo:rsid="000b72e3" officeooo:paragraph-rsid="000b72e3"/>
    </style:style>
    <style:style style:name="P14" style:family="paragraph" style:parent-style-name="Standard" style:list-style-name="L2">
      <style:paragraph-properties fo:text-align="justify" style:justify-single-word="false"/>
      <style:text-properties officeooo:rsid="000d4839" officeooo:paragraph-rsid="000d4839"/>
    </style:style>
    <style:style style:name="P15" style:family="paragraph" style:parent-style-name="Standard" style:list-style-name="L2">
      <style:paragraph-properties fo:text-align="justify" style:justify-single-word="false"/>
      <style:text-properties officeooo:rsid="000efdb8" officeooo:paragraph-rsid="000efdb8"/>
    </style:style>
    <style:style style:name="P16" style:family="paragraph" style:parent-style-name="Standard" style:list-style-name="L2">
      <style:paragraph-properties fo:text-align="justify" style:justify-single-word="false"/>
      <style:text-properties officeooo:rsid="000141cf" officeooo:paragraph-rsid="00104da6"/>
    </style:style>
    <style:style style:name="P17" style:family="paragraph" style:parent-style-name="Standard" style:list-style-name="L2">
      <style:paragraph-properties fo:text-align="justify" style:justify-single-word="false"/>
      <style:text-properties officeooo:rsid="00109c4c" officeooo:paragraph-rsid="00109c4c"/>
    </style:style>
    <style:style style:name="P18" style:family="paragraph" style:parent-style-name="Standard">
      <style:paragraph-properties fo:text-align="justify" style:justify-single-word="false"/>
      <style:text-properties officeooo:rsid="000141cf" officeooo:paragraph-rsid="000141cf" fo:background-color="#9999ff"/>
    </style:style>
    <style:style style:name="P19" style:family="paragraph" style:parent-style-name="Standard" style:list-style-name="L3">
      <style:paragraph-properties fo:text-align="justify" style:justify-single-word="false"/>
      <style:text-properties officeooo:rsid="00119194" officeooo:paragraph-rsid="000141cf"/>
    </style:style>
    <style:style style:name="P20" style:family="paragraph" style:parent-style-name="Standard" style:list-style-name="L3">
      <style:paragraph-properties fo:text-align="justify" style:justify-single-word="false"/>
      <style:text-properties officeooo:rsid="00119194" officeooo:paragraph-rsid="00119194"/>
    </style:style>
    <style:style style:name="P21" style:family="paragraph" style:parent-style-name="Standard" style:list-style-name="L4">
      <style:paragraph-properties fo:text-align="justify" style:justify-single-word="false"/>
      <style:text-properties officeooo:rsid="00119194" officeooo:paragraph-rsid="000286b4"/>
    </style:style>
    <style:style style:name="P22" style:family="paragraph" style:parent-style-name="Standard" style:list-style-name="L4">
      <style:paragraph-properties fo:text-align="justify" style:justify-single-word="false"/>
      <style:text-properties officeooo:rsid="00119194" officeooo:paragraph-rsid="00119194"/>
    </style:style>
    <style:style style:name="P23" style:family="paragraph" style:parent-style-name="Standard" style:list-style-name="L5">
      <style:paragraph-properties fo:text-align="justify" style:justify-single-word="false"/>
      <style:text-properties officeooo:rsid="0003edec" officeooo:paragraph-rsid="0011e847"/>
    </style:style>
    <style:style style:name="P24" style:family="paragraph" style:parent-style-name="Standard" style:list-style-name="L5">
      <style:paragraph-properties fo:text-align="justify" style:justify-single-word="false"/>
      <style:text-properties officeooo:rsid="0011e847" officeooo:paragraph-rsid="0011e847"/>
    </style:style>
    <style:style style:name="P25" style:family="paragraph" style:parent-style-name="Standard" style:list-style-name="L5">
      <style:paragraph-properties fo:text-align="justify" style:justify-single-word="false"/>
      <style:text-properties officeooo:rsid="0004d04e" officeooo:paragraph-rsid="0011e847"/>
    </style:style>
    <style:style style:name="P26" style:family="paragraph" style:parent-style-name="Standard">
      <style:paragraph-properties fo:text-align="justify" style:justify-single-word="false"/>
      <style:text-properties officeooo:rsid="0012be35" officeooo:paragraph-rsid="0012be35"/>
    </style:style>
    <style:style style:name="P27" style:family="paragraph" style:parent-style-name="Standard">
      <style:paragraph-properties fo:text-align="justify" style:justify-single-word="false"/>
      <style:text-properties officeooo:rsid="0017644e" officeooo:paragraph-rsid="0017644e"/>
    </style:style>
    <style:style style:name="P28" style:family="paragraph" style:parent-style-name="Standard">
      <style:text-properties officeooo:rsid="0017644e" officeooo:paragraph-rsid="0017644e"/>
    </style:style>
    <style:style style:name="P29" style:family="paragraph" style:parent-style-name="Standard">
      <style:text-properties officeooo:rsid="0017644e" officeooo:paragraph-rsid="00190115"/>
    </style:style>
    <style:style style:name="P30" style:family="paragraph" style:parent-style-name="Standard">
      <style:text-properties officeooo:rsid="0017644e" officeooo:paragraph-rsid="001a5937"/>
    </style:style>
    <style:style style:name="P31" style:family="paragraph" style:parent-style-name="Standard">
      <style:text-properties officeooo:paragraph-rsid="0017644e"/>
    </style:style>
    <style:style style:name="P32" style:family="paragraph" style:parent-style-name="Standard">
      <style:text-properties officeooo:rsid="0017d6c0" officeooo:paragraph-rsid="0017d6c0"/>
    </style:style>
    <style:style style:name="P33" style:family="paragraph" style:parent-style-name="Standard">
      <style:text-properties officeooo:rsid="00190115" officeooo:paragraph-rsid="00190115"/>
    </style:style>
    <style:style style:name="P34" style:family="paragraph" style:parent-style-name="Standard">
      <style:paragraph-properties fo:text-align="center" style:justify-single-word="false"/>
      <style:text-properties fo:color="#3333ff" officeooo:rsid="0017644e" officeooo:paragraph-rsid="0017644e"/>
    </style:style>
    <style:style style:name="P35" style:family="paragraph" style:parent-style-name="Text_20_body">
      <style:paragraph-properties fo:text-align="justify" style:justify-single-word="false"/>
      <style:text-properties officeooo:paragraph-rsid="0017644e"/>
    </style:style>
    <style:style style:name="T1" style:family="text">
      <style:text-properties officeooo:rsid="000141cf"/>
    </style:style>
    <style:style style:name="T2" style:family="text">
      <style:text-properties officeooo:rsid="0004d04e"/>
    </style:style>
    <style:style style:name="T3" style:family="text">
      <style:text-properties officeooo:rsid="00072cdb"/>
    </style:style>
    <style:style style:name="T4" style:family="text">
      <style:text-properties fo:background-color="#9999ff" loext:char-shading-value="0"/>
    </style:style>
    <style:style style:name="T5" style:family="text">
      <style:text-properties officeooo:rsid="0011e847" fo:background-color="#9999ff" loext:char-shading-value="0"/>
    </style:style>
    <style:style style:name="T6" style:family="text">
      <style:text-properties officeooo:rsid="000b72e3" fo:background-color="#9999ff" loext:char-shading-value="0"/>
    </style:style>
    <style:style style:name="T7" style:family="text">
      <style:text-properties officeooo:rsid="000efdb8"/>
    </style:style>
    <style:style style:name="T8" style:family="text">
      <style:text-properties officeooo:rsid="00104da6"/>
    </style:style>
    <style:style style:name="T9" style:family="text">
      <style:text-properties officeooo:rsid="00119194"/>
    </style:style>
    <style:style style:name="T10" style:family="text">
      <style:text-properties officeooo:rsid="0011e847"/>
    </style:style>
    <style:style style:name="T11" style:family="text">
      <style:text-properties officeooo:rsid="0012be35"/>
    </style:style>
    <style:style style:name="T12" style:family="text">
      <style:text-properties officeooo:rsid="0017bd6e"/>
    </style:style>
    <style:style style:name="T13" style:family="text">
      <style:text-properties fo:background-color="#ffff00" loext:char-shading-value="0"/>
    </style:style>
    <style:style style:name="T14" style:family="text">
      <style:text-properties fo:background-color="#cc0000" loext:char-shading-value="0"/>
    </style:style>
    <style:style style:name="T15" style:family="text">
      <style:text-properties fo:background-color="transparent" loext:char-shading-value="0"/>
    </style:style>
    <style:style style:name="T16" style:family="text">
      <style:text-properties officeooo:rsid="0017644e" fo:background-color="transparent" loext:char-shading-value="0"/>
    </style:style>
    <style:style style:name="T17" style:family="text">
      <style:text-properties style:text-underline-style="solid" style:text-underline-width="auto" style:text-underline-color="font-color"/>
    </style:style>
    <style:style style:name="T18" style:family="text">
      <style:text-properties officeooo:rsid="0017d6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dio réveil roulant </text:p>
      <text:p text:style-name="P8"/>
      <text:p text:style-name="P9">Modes :</text:p>
      <text:list xml:id="list195271006593595904" text:style-name="L1">
        <text:list-item>
          <text:p text:style-name="P12">Le réveil est la plupart du temps en mode « veille » : quand il se recharge sur son socle.</text:p>
        </text:list-item>
        <text:list-item>
          <text:p text:style-name="P12">Lorsqu’il effectue sa fonction principale, il est en mode « actif » : il propulse son alarme dans l’environnement pour réveiller l’utilisateur, et se déplace aléatoirement pour le pousser à le poursuivre.</text:p>
        </text:list-item>
      </text:list>
      <text:p text:style-name="P2"/>
      <text:p text:style-name="P3"><text:span text:style-name="T6">Fonctionnalités</text:span><text:span text:style-name="T4"> :</text:span></text:p>
      <text:list xml:id="list6003181181375587776" text:style-name="L2">
        <text:list-item>
          <text:p text:style-name="P13">Le réveil affiche/projette l’heure :</text:p>
          <text:list>
            <text:list-item>
              <text:p text:style-name="P13">Sur la sphère, une fois « activée », la sphère intérieure projette l’heure sur le pourtour de la sphère extérieure, de sorte à ce que l’heure soit correctement visible même si la boule est en mouvement.</text:p>
            </text:list-item>
            <text:list-item>
              <text:p text:style-name="P13">Au plafond, pendant que la sphère est en mode « veille », l’heure est projeté<text:span text:style-name="T7">e</text:span> au plafond.</text:p>
            </text:list-item>
          </text:list>
        </text:list-item>
        <text:list-item>
          <text:p text:style-name="P13">Le réveil roule de manière aléatoire, il peut changer de cap toutes les X secondes (X sera prédéfini), il détecte<text:span text:style-name="T1"> </text:span>é<text:span text:style-name="T1">ventuellement les obstacles </text:span>ou <text:span text:style-name="T1">fai</text:span>t<text:span text:style-name="T1"> des feintes</text:span>.</text:p>
        </text:list-item>
        <text:list-item>
          <text:p text:style-name="P14">Le réveil est capable de sortir des sons pré-<text:span text:style-name="T7">enregistré</text:span>s, <text:span text:style-name="T7">il est commandé via le téléphone par liaison BT. </text:span></text:p>
        </text:list-item>
        <text:list-item>
          <text:p text:style-name="P15">Le réveil peut être « activé » via son téléphone, l’utilisateur peut décider de l’heure de réveil, de l’alarme envoyée.</text:p>
        </text:list-item>
        <text:list-item>
          <text:p text:style-name="P16"><text:span text:style-name="T8">Le réveil se </text:span>stoppe quand <text:span text:style-name="T8">il détecte qu’il</text:span> n’est plus en contact avec le sol. <text:span text:style-name="T8">Il passe en mode « veille », l’utilisateur doit impérativement le reposer sur son socle. </text:span></text:p>
        </text:list-item>
        <text:list-item>
          <text:p text:style-name="P17">Le réveil se <text:span text:style-name="T9">recharge</text:span> par induction sur son socle. </text:p>
        </text:list-item>
      </text:list>
      <text:p text:style-name="P4"/>
      <text:p text:style-name="P3"/>
      <text:p text:style-name="P18">Caractéristiques :</text:p>
      <text:p text:style-name="P5">Le réveil est composé de :</text:p>
      <text:list xml:id="list2175128307416834188" text:style-name="L3">
        <text:list-item>
          <text:p text:style-name="P19">Une sphère dite « extérieure » dont le matériau est résistant aux chocs, et translucide.</text:p>
        </text:list-item>
        <text:list-item>
          <text:p text:style-name="P20">Une sphère dite « intérieure » qui est légèrement translucide pour pouvoir laisser passer la lumière de LEDs, et qui contient le « bloc système ».</text:p>
        </text:list-item>
      </text:list>
      <text:p text:style-name="P3"/>
      <text:p text:style-name="P3"/>
      <text:p text:style-name="P6"><text:span text:style-name="T4">Composants : </text:span><text:s/></text:p>
      <text:p text:style-name="P5">Le réveil utilise :</text:p>
      <text:list xml:id="list247721148650180358" text:style-name="L4">
        <text:list-item>
          <text:p text:style-name="P21">Deux moteurs à courant continu qui seront asservis par l’Arduino. Chaque moteur commande une roue.</text:p>
        </text:list-item>
        <text:list-item>
          <text:p text:style-name="P22">Une batterie pour alimenter les moteurs.</text:p>
        </text:list-item>
        <text:list-item>
          <text:p text:style-name="P22">Une carte d’Arduino.</text:p>
        </text:list-item>
        <text:list-item>
          <text:p text:style-name="P22">Plusieurs Led afin d’afficher l’heure.</text:p>
        </text:list-item>
        <text:list-item>
          <text:p text:style-name="P22">Un module Bluetooth pour pouvoir contrôler le réveil à distance.</text:p>
        </text:list-item>
        <text:list-item>
          <text:p text:style-name="P22">Un accéléromètre pour pouvoir détecter la variation d’altitude du réveil.</text:p>
        </text:list-item>
        <text:list-item>
          <text:p text:style-name="P22">Un<text:span text:style-name="T3"> synthétiseur vocal </text:span>qu <text:s/>délivre des messages audio à l’utilisateur.</text:p>
        </text:list-item>
      </text:list>
      <text:p text:style-name="P6"/>
      <text:p text:style-name="P6"/>
      <text:p text:style-name="P6"/>
      <text:p text:style-name="P6"/>
      <text:p text:style-name="P6"><text:soft-page-break/></text:p>
      <text:p text:style-name="P7"><text:span text:style-name="T5">Plan d’action</text:span><text:span text:style-name="T4"> : </text:span><text:s/></text:p>
      <text:list xml:id="list4289902152551388336" text:style-name="L5">
        <text:list-item>
          <text:p text:style-name="P23"><text:span text:style-name="T10">Faire de plus amples r</text:span>echerche<text:span text:style-name="T10">s</text:span> <text:span text:style-name="T2">sur le sujet et voir les liens avec le projet BB8, essayer de réutiliser et/ou améliorer certains aspects techniques (dimension des roues, stabilisateur…).</text:span></text:p>
        </text:list-item>
        <text:list-item>
          <text:p text:style-name="P24">Faire le schéma du « bloc système » présent dans la sphère intérieure. </text:p>
        </text:list-item>
        <text:list-item>
          <text:p text:style-name="P24">Passer au montage physique du « bloc système ».</text:p>
        </text:list-item>
        <text:list-item>
          <text:p text:style-name="P25"><text:span text:style-name="T10">Etudier</text:span> les matériaux adéquats pour les sphères, et <text:span text:style-name="T10">décider de leur taille.</text:span></text:p>
        </text:list-item>
        <text:list-item>
          <text:p text:style-name="P24">Trouver le meilleur système pour faire rouler la sphère.</text:p>
        </text:list-item>
        <text:list-item>
          <text:p text:style-name="P25"><text:span text:style-name="T10">Commencer à appliquer le programme sur le prototype.</text:span> </text:p>
        </text:list-item>
        <text:list-item>
          <text:p text:style-name="P24">Gérer les éventuels dysfonctionnements.</text:p>
        </text:list-item>
        <text:list-item>
          <text:p text:style-name="P24">Envisager des améliorations. </text:p>
        </text:list-item>
      </text:list>
      <text:p text:style-name="P10"/>
      <text:p text:style-name="P6"/>
      <text:p text:style-name="P11">Nous avons convenu pour les premières semaines du projet que Yuri traiterait essentiellement de ce qui relève de la programmation de l’Arduino et que Jérémy concevrait le schéma et montage de notre prototype. <text:span text:style-name="T11">Me concernant, il s’agira</text:span> d’étudier les similitudes que présentent le projet BB-8 et notre réveil <text:span text:style-name="T11">mobile, et faire les recherches nécessaires concernant la fabrication du socle.</text:span></text:p>
      <text:p text:style-name="P26">En effet, je dois comprendre le but et fonctionnement du BB-8 puis évaluer ses points fort/faible afin de les adapter à notre projet. Je donnerai aussi un dessin illustrant la future apparence du réveil et étudierait les matériaux (notamment de la sphère extérieure) les plus résistants.</text:p>
      <text:p text:style-name="P26"/>
      <text:p text:style-name="P26"/>
      <text:p text:style-name="P34">Semaine du 08/01/18</text:p>
      <text:p text:style-name="P27">Je m’attèle à comprendre comment marche le chargement par induction.</text:p>
      <text:p text:style-name="P27"/>
      <text:p text:style-name="P27">Ci -joint mes notes : <text:s text:c="2"/>« Les chargeurs par induction sont aussi appelés chargeurs sans fil, du fait de leur fonctionnement reposant sur l’induction électromagnétique. Le système génère un signal électrique qui permet de de recharger (dans notre cas, les chargeurs sans fil à induction).</text:p>
      <text:p text:style-name="P35">Plus en détails, la charge par induction consiste <text:span text:style-name="T13">à générer de l’énergie</text:span> qui transite via un champ électromagnétique sur une très courte distance afin d’être récupérée ensuite par <text:span text:style-name="T13">les capteurs d’énergie</text:span> du téléphone pour enfin être transmis à la batterie.</text:p>
      <text:p text:style-name="P31">La norme Qi est conçue pour les appareils (smartphones, appareils photo et télécommandes) utilisant <text:span text:style-name="T14">au maximum 5 watts de puissance</text:span><text:span text:style-name="T15"> </text:span><text:span text:style-name="T16">( après vérification, l’Arduino est compatible)</text:span>. La norme Qi est basée sur la transmission d’énergie sans fil sur une <text:span text:style-name="T17">distance maximale de 40 mm</text:span>. »</text:p>
      <text:p text:style-name="P31"/>
      <text:p text:style-name="P28">Il faut donc choisir quel type de batterie utiliser, nous choisissons Li-ion par défaut. Le principe du chargement est le suivant <text:span text:style-name="T18">(ci-joint schéma) : schéma.pdf.</text:span></text:p>
      <text:p text:style-name="P30">Attention, il faut impérativement que le chargeur intégré à ton socle soit équipé d'une protection contre les courts-circuits, car il est facile de court-circuiter des contacts "nus". Un fusible réarmable (polyswitch) fait l'affaire en général.</text:p>
      <text:p text:style-name="P28"/>
      <text:p text:style-name="P33">On prend la décision de commander :</text:p>
      <text:p text:style-name="P33">- Bobines améliorées : <text:a xlink:type="simple" xlink:href="https://fr.aliexpress.com/item/Universal-Sans-Fil-Alimentation-Bobine-Chargeur-Circuit-De-Charge-Module-Pour-Mobile-T-l-phones-R/32839115395.html?spm=a2g0w.search0104.3.174.bgpmpD&amp;ws_ab_test=searchweb0_0%2Csearchweb201602_2_10152_10151_10065_10344_10068_10342_10343_10340_10341_10084_10083_10613_10305_10304_10615_10307_10614_10306_10302_10059_10314_10184_10534_100031_10604_10103_10142%2Csearchweb201603_25%2CppcSwitch_5&amp;algo_expid=0b4ab953-2af3-422a-af06-a752f2554a33-26&amp;algo_pvid=0b4ab953-2af3-422a-af06-a752f2554a33&amp;priceBeautifyAB=0" text:style-name="Internet_20_link" text:visited-style-name="Visited_20_Internet_20_Link"><text:span text:style-name="T18">https://fr.aliexpress.com/item/Universal-Sans-Fil-Alimentation-Bobine-Chargeur-Circuit-De-Charge-Module-Pour-Mobile-T-l-phones-R/32839115395.html?spm=a2g0w.search0104.3.174.bgpmpD&amp;ws_ab_test=searchweb0_0%2Csearchweb201602_2_10152_10151_10065_10344_10068_10342_10343_10340_10341_10084_10083_10613_10305_10304_10615_10307_10614_10306_10302_10059_10314_10184_10534_100031_10604_10103_10142%</text:span></text:a><text:soft-page-break/><text:a xlink:type="simple" xlink:href="https://fr.aliexpress.com/item/Universal-Sans-Fil-Alimentation-Bobine-Chargeur-Circuit-De-Charge-Module-Pour-Mobile-T-l-phones-R/32839115395.html?spm=a2g0w.search0104.3.174.bgpmpD&amp;ws_ab_test=searchweb0_0%2Csearchweb201602_2_10152_10151_10065_10344_10068_10342_10343_10340_10341_10084_10083_10613_10305_10304_10615_10307_10614_10306_10302_10059_10314_10184_10534_100031_10604_10103_10142%2Csearchweb201603_25%2CppcSwitch_5&amp;algo_expid=0b4ab953-2af3-422a-af06-a752f2554a33-26&amp;algo_pvid=0b4ab953-2af3-422a-af06-a752f2554a33&amp;priceBeautifyAB=0" text:style-name="Internet_20_link" text:visited-style-name="Visited_20_Internet_20_Link"><text:span text:style-name="T18">2Csearchweb201603_25%2CppcSwitch_5&amp;algo_expid=0b4ab953-2af3-422a-af06-a752f2554a33-26&amp;algo_pvid=0b4ab953-2af3-422a-af06-a752f2554a33&amp;priceBeautifyAB=0</text:span></text:a></text:p>
      <text:p text:style-name="P32"/>
      <text:p text:style-name="P33">- Sphère : <text:a xlink:type="simple" xlink:href="https://fr.aliexpress.com/item/Transparent-clear-plastic-ball-hollow-sphere-store-window-wedding-favor-box-decoration-ornament-balls-candy-box/32609381016.html?spm=a2g0w.search0104.3.1.TxeFcx&amp;ws_ab_test=searchweb0_0,searchweb201602_2_10152_10151_10065_10344_10068_10342_10343_10340_10341_10084_10083_10613_10305_10304_10615_10307_10614_10306_10302_10059_10314_10184_10534_100031_10604_10103_10142,searchweb201603_25,ppcSwitch_5&amp;algo_expid=1d737cb7-43c2-4275-921f-578f4fbf76d3-0&amp;algo_pvid=1d737cb7-43c2-4275-921f-578f4fbf76d3&amp;priceBeautifyAB=0" text:style-name="Internet_20_link" text:visited-style-name="Visited_20_Internet_20_Link">https://fr.aliexpress.com/item/Transparent-clear-plastic-ball-hollow-sphere-store-window-wedding-favor-box-decoration-ornament-balls-candy-box/32609381016.html?spm=a2g0w.search0104.3.1.TxeFcx&amp;ws_ab_test=searchweb0_0,searchweb201602_2_10152_10151_10065_10344_10068_10342_10343_10340_10341_10084_10083_10613_10305_10304_10615_10307_10614_10306_10302_10059_10314_10184_10534_100031_10604_10103_10142,searchweb201603_25,ppcSwitch_5&amp;algo_expid=1d737cb7-43c2-4275-921f-578f4fbf76d3-0&amp;algo_pvid=1d737cb7-43c2-4275-921f-578f4fbf76d3&amp;priceBeautifyAB=0</text:a></text:p>
      <text:p text:style-name="P29"/>
      <text:p text:style-name="P28"/>
      <text:p text:style-name="P31"/>
      <text:p text:style-name="P31">Il va te falloir quelque chose capable de charger une batterie, par exemple un module à base de TP4056 pour gérer la charge une cellule LiPo (bien choisir la résistance qui définie l'intensité de charge en fonction de la batterie et de l'alim). </text:p>
      <text:p text:style-name="P27">En sortie <text:span text:style-name="T12">on a</text:span> une tension variant de 3.7 à 4.2V en fonction de la charge de la batterie, donc tu peux ajouter un convertisseur boost (module à base de MT3608 par exemple) à la suite pour amener la tension finale à 5V pour alimenter l'ardu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officeooo:rsid="0013fc98" officeooo:paragraph-rsid="0013fc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Yuri SYLVESTROV-HENOCQ</text:p>
        <text:p text:style-name="MP1">Jérémy MARC</text:p>
        <text:p text:style-name="MP1">Saveria FRATI—PERALDI<text:tab/><text:tab/>G3 PeiP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56:04.191003950</meta:creation-date>
    <dc:date>2018-01-08T12:29:30.937604110</dc:date>
    <meta:editing-duration>PT1H43M42S</meta:editing-duration>
    <meta:editing-cycles>20</meta:editing-cycles>
    <meta:generator>LibreOffice/5.1.6.2$Linux_X86_64 LibreOffice_project/10m0$Build-2</meta:generator>
    <meta:document-statistic meta:table-count="0" meta:image-count="0" meta:object-count="0" meta:page-count="3" meta:paragraph-count="52" meta:word-count="873" meta:character-count="6282" meta:non-whitespace-character-count="5473"/>
  </office:meta>
</office:document-meta>
</file>